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9799in" table:align="center" style:shadow="none"/>
    </style:style>
    <style:style style:name="Table1.A" style:family="table-column">
      <style:table-column-properties style:column-width="0.6903in"/>
    </style:style>
    <style:style style:name="Table1.B" style:family="table-column">
      <style:table-column-properties style:column-width="1.2257in"/>
    </style:style>
    <style:style style:name="Table1.C" style:family="table-column">
      <style:table-column-properties style:column-width="1.0639in"/>
    </style:style>
    <style:style style:name="Table1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2.4403in" table:align="center"/>
    </style:style>
    <style:style style:name="Table2.A" style:family="table-column">
      <style:table-column-properties style:column-width="0.7632in"/>
    </style:style>
    <style:style style:name="Table2.B" style:family="table-column">
      <style:table-column-properties style:column-width="0.8278in"/>
    </style:style>
    <style:style style:name="Table2.C" style:family="table-column">
      <style:table-column-properties style:column-width="0.8493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201in" table:align="center" style:shadow="none"/>
    </style:style>
    <style:style style:name="Table3.A" style:family="table-column">
      <style:table-column-properties style:column-width="0.8646in"/>
    </style:style>
    <style:style style:name="Table3.B" style:family="table-column">
      <style:table-column-properties style:column-width="0.6326in"/>
    </style:style>
    <style:style style:name="Table3.C" style:family="table-column">
      <style:table-column-properties style:column-width="0.7257in"/>
    </style:style>
    <style:style style:name="Table3.D" style:family="table-column">
      <style:table-column-properties style:column-width="0.7861in"/>
    </style:style>
    <style:style style:name="Table3.E" style:family="table-column">
      <style:table-column-properties style:column-width="0.9715in"/>
    </style:style>
    <style:style style:name="Table3.G" style:family="table-column">
      <style:table-column-properties style:column-width="0.9569in"/>
    </style:style>
    <style:style style:name="Table3.H" style:family="table-column">
      <style:table-column-properties style:column-width="1.0181in"/>
    </style:style>
    <style:style style:name="Table3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3.H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4" style:family="table-row">
      <style:table-row-properties style:min-row-height="0.0097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6in" style:rel-column-width="8191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Heading">
      <style:text-properties style:font-name="Liberation Sans"/>
    </style:style>
    <style:style style:name="P3" style:family="paragraph" style:parent-style-name="Table_20_Heading">
      <style:paragraph-properties fo:text-align="center" style:justify-single-word="false"/>
      <style:text-properties style:font-name="Liberation Sans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ndale Mono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Andale Mono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Andale Mono" fo:font-size="10pt" style:font-size-asian="10pt" style:font-size-complex="10pt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Andale Mono" fo:font-size="12pt" style:font-size-asian="12pt" style:font-size-complex="12pt"/>
    </style:style>
    <style:style style:name="P53" style:family="paragraph" style:parent-style-name="Standard">
      <style:paragraph-properties fo:text-align="end" style:justify-single-word="false"/>
      <style:text-properties style:font-name="Liberation Sans"/>
    </style:style>
    <style:style style:name="P54" style:family="paragraph" style:parent-style-name="Standard">
      <style:paragraph-properties fo:text-align="start" style:justify-single-word="false"/>
      <style:text-properties style:font-name="Liberation Sans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Liberation Sans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Liberation Sans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Liberation Sans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Liberation Sans"/>
    </style:style>
    <style:style style:name="P59" style:family="paragraph" style:parent-style-name="Standard">
      <style:paragraph-properties fo:text-align="start" style:justify-single-word="false" fo:break-before="page"/>
      <style:text-properties style:font-name="Liberation Sans"/>
    </style:style>
    <style:style style:name="P60" style:family="paragraph" style:parent-style-name="Standard" style:list-style-name="L2">
      <style:paragraph-properties fo:text-align="start" style:justify-single-word="false" fo:break-before="page"/>
      <style:text-properties style:font-name="Liberation Sans"/>
    </style:style>
    <style:style style:name="P61" style:family="paragraph" style:parent-style-name="Standard" style:list-style-name="L2">
      <style:paragraph-properties fo:text-align="start" style:justify-single-word="false" fo:break-before="page"/>
      <style:text-properties style:font-name="Liberation Sans"/>
    </style:style>
    <style:style style:name="T1" style:family="text">
      <style:text-properties style:font-name="Liberation Sans"/>
    </style:style>
    <style:style style:name="T2" style:family="text">
      <style:text-properties style:font-name-asian="Liberation Sans" style:font-name-complex="Liberation Sans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Andale Mono"/>
    </style:style>
    <style:style style:name="T5" style:family="text">
      <style:text-properties style:font-name="Andale Mono" fo:font-size="10pt" style:font-size-asian="10pt" style:font-size-complex="10pt"/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Mark Randles</text:p>
      <text:p text:style-name="P53">Homework #1</text:p>
      <text:p text:style-name="P53">2008-09-09</text:p>
      <text:p text:style-name="P53"/>
      <text:list text:style-name="L1">
        <text:list-item>
          <text:p text:style-name="P55">A linked list is a data structure that stores values along with a pointer to the next and depending on need previous data value. <text:s/>The primary benefit of a linked list is that the list can be arbitrarly large. <text:s/>Also a linked list is memory efficient since every data value is sizeof(data value) + 2 * sizeof(pointer). <text:s/>However, the drawback of an unordered linked list is seek times increase linearly with the size of the list. <text:s text:c="3"/>Linked list also are limited to sequential seeks from either the bottom of the list or the start of the list. <text:s/>Inserts are always constant time, assuming that they can be inserted in an arbitrary position.</text:p>
        </text:list-item>
      </text:list>
      <text:p text:style-name="P54"/>
      <text:list text:style-name="L2">
        <text:list-item>
          <text:p text:style-name="P56">There are no real-world problems in which only the best solution will do. <text:s/>There are a number of problems that do have best solutions, but the best solution is never the only way to solve the problem. <text:s/>An example of this would be an database. <text:s/>Certainly the database would be useless for large tables if it could only sort using bubble sort, but it would still operate as a database.</text:p>
          <text:p text:style-name="P56"/>
          <text:p text:style-name="P56">There are a number of real-world problems in which there may not be a best solution or a less costly “approximate” solution might fufill the algorithm requirements. <text:s/>An example of this would be computing optimal shipping routes. <text:s/>For simple problems it's possible to find a perfect solution, but when the problem is scaled up it's nearly impossible to schedule perfectly. <text:s/>Therefor a simpler, approximate method could be used to get nearly the same results.</text:p>
          <text:p text:style-name="P56"/>
        </text:list-item>
        <text:list-item>
          <text:p text:style-name="P8"><text:line-break/>m<text:span text:style-name="T3"> = number to find lg of<text:line-break/></text:span></text:p>
          <text:p text:style-name="P8">function ceilingLg (integer m) {</text:p>
          <text:list>
            <text:list-header>
              <text:p text:style-name="P8">integer c = 0;</text:p>
              <text:p text:style-name="P8"/>
              <text:p text:style-name="P8">do {</text:p>
              <text:list>
                <text:list-header>
                  <text:p text:style-name="P8">c = c + 1;</text:p>
                  <text:p text:style-name="P8">m = m / 2;</text:p>
                </text:list-header>
              </text:list>
              <text:p text:style-name="P8">} while (m &gt; 1)</text:p>
              <text:p text:style-name="P8"/>
              <text:p text:style-name="P8">return c;</text:p>
            </text:list-header>
          </text:list>
          <text:p text:style-name="P8">}</text:p>
        </text:list-item>
      </text:list>
      <text:p text:style-name="P54"/>
      <text:p text:style-name="P59"/>
      <text:p text:style-name="P54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ceilingLg(n+1)</text:p>
          </table:table-cell>
          <table:table-cell table:style-name="Table1.C1" office:value-type="string">
            <text:p text:style-name="P3"><text:span text:style-name="T2">┌ lg(n + 1) ┐</text:span>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2</text:p>
          </table:table-cell>
          <table:table-cell table:style-name="Table1.C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2</text:p>
          </table:table-cell>
          <table:table-cell table:style-name="Table1.C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3</text:p>
          </table:table-cell>
          <table:table-cell table:style-name="Table1.C2" office:value-type="string">
            <text:p text:style-name="P5">3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3</text:p>
          </table:table-cell>
          <table:table-cell table:style-name="Table1.C2" office:value-type="string">
            <text:p text:style-name="P5">3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3</text:p>
          </table:table-cell>
          <table:table-cell table:style-name="Table1.C2" office:value-type="string">
            <text:p text:style-name="P5">3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3</text:p>
          </table:table-cell>
          <table:table-cell table:style-name="Table1.C2" office:value-type="string">
            <text:p text:style-name="P5">3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4</text:p>
          </table:table-cell>
          <table:table-cell table:style-name="Table1.C2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4</text:p>
          </table:table-cell>
          <table:table-cell table:style-name="Table1.C2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4</text:p>
          </table:table-cell>
          <table:table-cell table:style-name="Table1.C2" office:value-type="string">
            <text:p text:style-name="P5">4</text:p>
          </table:table-cell>
        </table:table-row>
      </table:table>
      <text:p text:style-name="P54"/>
      <text:list text:style-name="L2" text:continue-numbering="true">
        <text:list-item>
          <text:p text:style-name="P56">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f1</text:p>
          </table:table-cell>
          <table:table-cell table:style-name="Table2.A1" office:value-type="string">
            <text:p text:style-name="P6">f2</text:p>
          </table:table-cell>
          <table:table-cell table:style-name="Table2.C1" office:value-type="string">
            <text:p text:style-name="P6">n &gt;= 2</text:p>
          </table:table-cell>
        </table:table-row>
        <table:table-row>
          <table:table-cell table:style-name="Table2.A2" office:value-type="string">
            <text:p text:style-name="P5"><text:s/>n^2</text:p>
          </table:table-cell>
          <table:table-cell table:style-name="Table2.A2" office:value-type="string">
            <text:p text:style-name="P5">10n</text:p>
          </table:table-cell>
          <table:table-cell table:style-name="Table2.C2" office:value-type="string">
            <text:p text:style-name="P5">11</text:p>
          </table:table-cell>
        </table:table-row>
        <table:table-row>
          <table:table-cell table:style-name="Table2.A2" office:value-type="string">
            <text:p text:style-name="P5">2^n</text:p>
          </table:table-cell>
          <table:table-cell table:style-name="Table2.A2" office:value-type="string">
            <text:p text:style-name="P5">100n^3</text:p>
          </table:table-cell>
          <table:table-cell table:style-name="Table2.C2" office:value-type="string">
            <text:p text:style-name="P5">20</text:p>
          </table:table-cell>
        </table:table-row>
        <table:table-row>
          <table:table-cell table:style-name="Table2.A2" office:value-type="string">
            <text:p text:style-name="P5">2^n</text:p>
          </table:table-cell>
          <table:table-cell table:style-name="Table2.A2" office:value-type="string">
            <text:p text:style-name="P5">2n^3</text:p>
          </table:table-cell>
          <table:table-cell table:style-name="Table2.C2" office:value-type="string">
            <text:p text:style-name="P5">12</text:p>
          </table:table-cell>
        </table:table-row>
        <table:table-row>
          <table:table-cell table:style-name="Table2.A2" office:value-type="string">
            <text:p text:style-name="P5">n^2/log n</text:p>
          </table:table-cell>
          <table:table-cell table:style-name="Table2.A2" office:value-type="string">
            <text:p text:style-name="P5">n(log n)^2</text:p>
          </table:table-cell>
          <table:table-cell table:style-name="Table2.C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5">n^3 /2</text:p>
          </table:table-cell>
          <table:table-cell table:style-name="Table2.A2" office:value-type="string">
            <text:p text:style-name="P5">n^2.81</text:p>
          </table:table-cell>
          <table:table-cell table:style-name="Table2.C2" office:value-type="string">
            <text:p text:style-name="P5">2</text:p>
          </table:table-cell>
        </table:table-row>
        <table:table-row>
          <table:table-cell table:style-name="Table2.A2" office:value-type="string">
            <text:p text:style-name="P5">10n^2</text:p>
          </table:table-cell>
          <table:table-cell table:style-name="Table2.A2" office:value-type="string">
            <text:p text:style-name="P5">300 log n</text:p>
          </table:table-cell>
          <table:table-cell table:style-name="Table2.C2" office:value-type="string">
            <text:p text:style-name="P5">5</text:p>
          </table:table-cell>
        </table:table-row>
      </table:table>
      <text:p text:style-name="P54"/>
      <text:list text:style-name="L2" text:continue-numbering="true">
        <text:list-item>
          <text:p text:style-name="P56"/>
        </text:list-item>
      </text:list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A"/>
        <table:table-column table:style-name="Table3.G"/>
        <table:table-column table:style-name="Table3.H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1 sec</text:p>
          </table:table-cell>
          <table:table-cell table:style-name="Table3.A1" office:value-type="string">
            <text:p text:style-name="P6">1 min</text:p>
          </table:table-cell>
          <table:table-cell table:style-name="Table3.A1" office:value-type="string">
            <text:p text:style-name="P6">1 hour</text:p>
          </table:table-cell>
          <table:table-cell table:style-name="Table3.A1" office:value-type="string">
            <text:p text:style-name="P6">1 day</text:p>
          </table:table-cell>
          <table:table-cell table:style-name="Table3.A1" office:value-type="string">
            <text:p text:style-name="P6">1 month</text:p>
          </table:table-cell>
          <table:table-cell table:style-name="Table3.A1" office:value-type="string">
            <text:p text:style-name="P6">1 year</text:p>
          </table:table-cell>
          <table:table-cell table:style-name="Table3.H1" office:value-type="string">
            <text:p text:style-name="P6">1 century</text:p>
          </table:table-cell>
        </table:table-row>
        <table:table-row>
          <table:table-cell table:style-name="Table3.A2" office:value-type="string">
            <text:p text:style-name="P6">lg n</text:p>
          </table:table-cell>
          <table:table-cell table:style-name="Table3.A2" office:value-type="string">
            <text:p text:style-name="P5">2^1000</text:p>
          </table:table-cell>
          <table:table-cell table:style-name="Table3.A2" office:value-type="string">
            <text:p text:style-name="P5">2^60000</text:p>
          </table:table-cell>
          <table:table-cell table:style-name="Table3.A2" office:value-type="string">
            <text:p text:style-name="P5">2^3.6e6</text:p>
          </table:table-cell>
          <table:table-cell table:style-name="Table3.A2" office:value-type="string">
            <text:p text:style-name="P5">2^8.64e7</text:p>
          </table:table-cell>
          <table:table-cell table:style-name="Table3.A2" office:value-type="string">
            <text:p text:style-name="P5">2^2.629e9</text:p>
          </table:table-cell>
          <table:table-cell table:style-name="Table3.A2" office:value-type="string">
            <text:p text:style-name="P5">2^3.155e10</text:p>
          </table:table-cell>
          <table:table-cell table:style-name="Table3.H2" office:value-type="string">
            <text:p text:style-name="P5">2^3.155e11</text:p>
          </table:table-cell>
        </table:table-row>
        <table:table-row>
          <table:table-cell table:style-name="Table3.A2" office:value-type="string">
            <text:p text:style-name="P6">sqrt(n)</text:p>
          </table:table-cell>
          <table:table-cell table:style-name="Table3.A2" office:value-type="string">
            <text:p text:style-name="P5">1e6</text:p>
          </table:table-cell>
          <table:table-cell table:style-name="Table3.A2" office:value-type="string">
            <text:p text:style-name="P5">3.6e10</text:p>
          </table:table-cell>
          <table:table-cell table:style-name="Table3.A2" office:value-type="string">
            <text:p text:style-name="P5">1.296e13</text:p>
          </table:table-cell>
          <table:table-cell table:style-name="Table3.A2" office:value-type="string">
            <text:p text:style-name="P5">7.46496e15</text:p>
          </table:table-cell>
          <table:table-cell table:style-name="Table3.A2" office:value-type="string">
            <text:p text:style-name="P5">6.911e18</text:p>
          </table:table-cell>
          <table:table-cell table:style-name="Table3.A2" office:value-type="string">
            <text:p text:style-name="P5">9.954e20</text:p>
          </table:table-cell>
          <table:table-cell table:style-name="Table3.H2" office:value-type="string">
            <text:p text:style-name="P5">9.954e22</text:p>
          </table:table-cell>
        </table:table-row>
        <table:table-row table:style-name="Table3.4">
          <table:table-cell table:style-name="Table3.A2" office:value-type="string">
            <text:p text:style-name="P6">N</text:p>
          </table:table-cell>
          <table:table-cell table:style-name="Table3.A2" office:value-type="string">
            <text:p text:style-name="P5">1000</text:p>
          </table:table-cell>
          <table:table-cell table:style-name="Table3.A2" office:value-type="string">
            <text:p text:style-name="P5">60000</text:p>
          </table:table-cell>
          <table:table-cell table:style-name="Table3.A2" office:value-type="string">
            <text:p text:style-name="P5">3.6e6</text:p>
          </table:table-cell>
          <table:table-cell table:style-name="Table3.A2" office:value-type="string">
            <text:p text:style-name="P5">8.64e7</text:p>
          </table:table-cell>
          <table:table-cell table:style-name="Table3.A2" office:value-type="string">
            <text:p text:style-name="P5">2.629e9</text:p>
          </table:table-cell>
          <table:table-cell table:style-name="Table3.A2" office:value-type="string">
            <text:p text:style-name="P5">3.155e10</text:p>
          </table:table-cell>
          <table:table-cell table:style-name="Table3.H2" office:value-type="string">
            <text:p text:style-name="P5">3.155e11</text:p>
          </table:table-cell>
        </table:table-row>
        <table:table-row table:style-name="Table3.4">
          <table:table-cell table:style-name="Table3.A2" office:value-type="string">
            <text:p text:style-name="P6">n lg n</text:p>
          </table:table-cell>
          <table:table-cell table:style-name="Table3.A2" office:value-type="string">
            <text:p text:style-name="P5">140</text:p>
          </table:table-cell>
          <table:table-cell table:style-name="Table3.A2" office:value-type="string">
            <text:p text:style-name="P5">4895</text:p>
          </table:table-cell>
          <table:table-cell table:style-name="Table3.A2" office:value-type="string">
            <text:p text:style-name="P5">204094</text:p>
          </table:table-cell>
          <table:table-cell table:style-name="Table3.A2" office:value-type="string">
            <text:p text:style-name="P5">459348</text:p>
          </table:table-cell>
          <table:table-cell table:style-name="Table3.A2" office:value-type="string">
            <text:p text:style-name="P5">11225326</text:p>
          </table:table-cell>
          <table:table-cell table:style-name="Table3.A2" office:value-type="string">
            <text:p text:style-name="P5">117678747</text:p>
          </table:table-cell>
          <table:table-cell table:style-name="Table3.H2" office:value-type="string">
            <text:p text:style-name="P5">1052669998</text:p>
          </table:table-cell>
        </table:table-row>
        <table:table-row>
          <table:table-cell table:style-name="Table3.A2" office:value-type="string">
            <text:p text:style-name="P6">n^2</text:p>
          </table:table-cell>
          <table:table-cell table:style-name="Table3.A2" office:value-type="string">
            <text:p text:style-name="P5">31</text:p>
          </table:table-cell>
          <table:table-cell table:style-name="Table3.A2" office:value-type="string">
            <text:p text:style-name="P5">244</text:p>
          </table:table-cell>
          <table:table-cell table:style-name="Table3.A2" office:value-type="string">
            <text:p text:style-name="P5">1897</text:p>
          </table:table-cell>
          <table:table-cell table:style-name="Table3.A2" office:value-type="string">
            <text:p text:style-name="P5">9295</text:p>
          </table:table-cell>
          <table:table-cell table:style-name="Table3.A2" office:value-type="string">
            <text:p text:style-name="P5">51281</text:p>
          </table:table-cell>
          <table:table-cell table:style-name="Table3.A2" office:value-type="string">
            <text:p text:style-name="P5">177642</text:p>
          </table:table-cell>
          <table:table-cell table:style-name="Table3.H2" office:value-type="string">
            <text:p text:style-name="P5">1776426</text:p>
          </table:table-cell>
        </table:table-row>
        <table:table-row>
          <table:table-cell table:style-name="Table3.A2" office:value-type="string">
            <text:p text:style-name="P6">n^3</text:p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5">181</text:p>
          </table:table-cell>
          <table:table-cell table:style-name="Table3.A2" office:value-type="string">
            <text:p text:style-name="P5">153</text:p>
          </table:table-cell>
          <table:table-cell table:style-name="Table3.A2" office:value-type="string">
            <text:p text:style-name="P5">442</text:p>
          </table:table-cell>
          <table:table-cell table:style-name="Table3.A2" office:value-type="string">
            <text:p text:style-name="P5">640</text:p>
          </table:table-cell>
          <table:table-cell table:style-name="Table3.A2" office:value-type="string">
            <text:p text:style-name="P5">1466</text:p>
          </table:table-cell>
          <table:table-cell table:style-name="Table3.H2" office:value-type="string">
            <text:p text:style-name="P5">3160</text:p>
          </table:table-cell>
        </table:table-row>
        <table:table-row>
          <table:table-cell table:style-name="Table3.A2" office:value-type="string">
            <text:p text:style-name="P6">2^n</text:p>
          </table:table-cell>
          <table:table-cell table:style-name="Table3.A2" office:value-type="string">
            <text:p text:style-name="P5">9</text:p>
          </table:table-cell>
          <table:table-cell table:style-name="Table3.A2" office:value-type="string">
            <text:p text:style-name="P5">19</text:p>
          </table:table-cell>
          <table:table-cell table:style-name="Table3.A2" office:value-type="string">
            <text:p text:style-name="P5">21</text:p>
          </table:table-cell>
          <table:table-cell table:style-name="Table3.A2" office:value-type="string">
            <text:p text:style-name="P5">26</text:p>
          </table:table-cell>
          <table:table-cell table:style-name="Table3.A2" office:value-type="string">
            <text:p text:style-name="P5">27</text:p>
          </table:table-cell>
          <table:table-cell table:style-name="Table3.A2" office:value-type="string">
            <text:p text:style-name="P5">33</text:p>
          </table:table-cell>
          <table:table-cell table:style-name="Table3.H2" office:value-type="string">
            <text:p text:style-name="P5">35</text:p>
          </table:table-cell>
        </table:table-row>
        <table:table-row>
          <table:table-cell table:style-name="Table3.A2" office:value-type="string">
            <text:p text:style-name="P6">n!</text:p>
          </table:table-cell>
          <table:table-cell table:style-name="Table3.A2" office:value-type="string">
            <text:p text:style-name="P5">6</text:p>
          </table:table-cell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P5">9</text:p>
          </table:table-cell>
          <table:table-cell table:style-name="Table3.A2" office:value-type="string">
            <text:p text:style-name="P5">11</text:p>
          </table:table-cell>
          <table:table-cell table:style-name="Table3.A2" office:value-type="string">
            <text:p text:style-name="P5">12</text:p>
          </table:table-cell>
          <table:table-cell table:style-name="Table3.A2" office:value-type="string">
            <text:p text:style-name="P5">13</text:p>
          </table:table-cell>
          <table:table-cell table:style-name="Table3.H2" office:value-type="string">
            <text:p text:style-name="P5">13</text:p>
          </table:table-cell>
        </table:table-row>
      </table:table>
      <text:p text:style-name="P54"/>
      <text:list text:style-name="L2" text:continue-numbering="true">
        <text:list-header>
          <text:p text:style-name="P56"/>
        </text:list-header>
        <text:list-item>
          <text:p text:style-name="P56">See attached sheet.<text:line-break/></text:p>
        </text:list-item>
        <text:list-item>
          <text:p text:style-name="P56"><text:soft-page-break/>See attached sheet.<text:line-break/></text:p>
        </text:list-item>
        <text:list-item>
          <text:p text:style-name="P52"/>
          <text:p text:style-name="P51">A = array to search<text:line-break/>n = size of A</text:p>
          <text:p text:style-name="P56"><text:span text:style-name="T5">v = value searched for</text:span><text:line-break/><text:line-break/><text:span text:style-name="T4">function binarySearch(A,n,v) {</text:span></text:p>
          <text:list>
            <text:list-header>
              <text:p text:style-name="P8">mid = floor(n/2)</text:p>
              <text:p text:style-name="P8"/>
              <text:p text:style-name="P8">if (v == A[mid])</text:p>
              <text:list>
                <text:list-header>
                  <text:p text:style-name="P8">return A[mid]</text:p>
                </text:list-header>
              </text:list>
              <text:p text:style-name="P8">else if (A[mid] &gt; v)</text:p>
              <text:list>
                <text:list-header>
                  <text:p text:style-name="P8">return binarySearch(A[0...mid], v)</text:p>
                </text:list-header>
              </text:list>
            </text:list-header>
          </text:list>
        </text:list-item>
      </text:list>
      <text:p text:style-name="P7"/>
      <text:list text:style-name="L2" text:continue-numbering="true">
        <text:list-item>
          <text:list text:continue-numbering="true">
            <text:list-header>
              <text:p text:style-name="P8">return binarySearch(A[mid...n],v)</text:p>
            </text:list-header>
          </text:list>
          <text:p text:style-name="P56"><text:span text:style-name="T4">}</text:span><text:line-break/><text:line-break/>Since the array is split in half every iteration (or recursion) the main loop body will only be executed lg n times. <text:s/>This is because the height of the recursion tree is lg n, being a binary tree.</text:p>
          <text:p text:style-name="P56"/>
        </text:list-item>
        <text:list-item>
          <text:p text:style-name="P56">a. <text:s/>(1,5), (2,5), (3,4), (3,5), (4,5)</text:p>
          <text:p text:style-name="P56">b. {n, ..., 2, 1} has the most inversions with (n(n+1))/2</text:p>
          <text:p text:style-name="P56">c. As the number of inversions increases the runtime of insertion sort goes up because it can only fix one inversion each cycle. <text:s/>The more inversions, the more cycles, the slower the runtime.</text:p>
          <text:p text:style-name="P56">d. (On next page)</text:p>
          <text:p text:style-name="P60"><text:line-break/><text:span text:style-name="T5">A = array to count inversions in</text:span></text:p>
          <text:p text:style-name="P56"><text:span text:style-name="T5">l = lower bound</text:span></text:p>
          <text:p text:style-name="P56"><text:span text:style-name="T5">u = upper bound</text:span></text:p>
          <text:p text:style-name="P56"><text:span text:style-name="T5">c = center</text:span></text:p>
          <text:p text:style-name="P56"><text:span text:style-name="T5">cnt = count of inversions</text:span></text:p>
          <text:p text:style-name="P56"><text:span text:style-name="T5"/></text:p>
          <text:p text:style-name="P8">function countInversions(A,l,u) {</text:p>
          <text:list>
            <text:list-header>
              <text:p text:style-name="P8">cnt = 0</text:p>
              <text:p text:style-name="P8"/>
              <text:p text:style-name="P8">if (l &lt; u) {</text:p>
              <text:list>
                <text:list-header>
                  <text:p text:style-name="P8">c = floor(l+u/2)<text:line-break/>cnt += countInversions(A,l,c)<text:line-break/>cnt += countInversions(A,c+1,u)</text:p>
                  <text:p text:style-name="P8">cnt += mergeCount(A,l,c,u)</text:p>
                </text:list-header>
              </text:list>
              <text:p text:style-name="P8">}</text:p>
              <text:p text:style-name="P8"/>
              <text:p text:style-name="P8">return cnt</text:p>
            </text:list-header>
          </text:list>
          <text:p text:style-name="P8">}</text:p>
          <text:p text:style-name="P8"/>
          <text:p text:style-name="P8">function mergeCount(A,l,c,u) {</text:p>
          <text:list>
            <text:list-header>
              <text:p text:style-name="P8">integer n1 = c – l + 1</text:p>
              <text:p text:style-name="P8">integer n2 = u – c</text:p>
              <text:p text:style-name="P8">array L[1..n1+1] = A[l..q-1]</text:p>
              <text:p text:style-name="P8">array R[1..n2+1] = A[q..u]<text:line-break/>integer i = 1</text:p>
              <text:p text:style-name="P8">integer j = 1</text:p>
              <text:p text:style-name="P8">integer cnt = 0</text:p>
              <text:p text:style-name="P8"><text:line-break/>for (k = l, k &lt;= u) {</text:p>
              <text:list>
                <text:list-header>
                  <text:p text:style-name="P8">if L[i] &lt;= R[i] {</text:p>
                  <text:list>
                    <text:list-header>
                      <text:p text:style-name="P8">A[k] = L[i]</text:p>
                      <text:p text:style-name="P8">i = i + 1</text:p>
                    </text:list-header>
                  </text:list>
                  <text:p text:style-name="P8">} then {</text:p>
                  <text:list>
                    <text:list-header>
                      <text:p text:style-name="P8">A[k] = R[j]</text:p>
                      <text:p text:style-name="P8">j = j + 1</text:p>
                      <text:p text:style-name="P8">cnt = cnt + (u – l - 1)</text:p>
                    </text:list-header>
                  </text:list>
                  <text:p text:style-name="P8">}</text:p>
                </text:list-header>
              </text:list>
              <text:p text:style-name="P8">}<text:line-break/><text:line-break/>return cnt;</text:p>
            </text:list-header>
          </text:list>
          <text:p text:style-name="P56"><text:span text:style-name="T4">}</text:span><text:line-break/></text:p>
          <text:p text:style-name="P60"/>
        </text:list-item>
        <text:list-item>
          <text:p text:style-name="P56"/>
          <text:p text:style-name="P56"/>
        </text:list-item>
      </text:list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>A</text:p>
          </table:table-cell>
          <table:table-cell table:style-name="Table4.A1" office:value-type="string">
            <text:p text:style-name="P2">B</text:p>
          </table:table-cell>
          <table:table-cell table:style-name="Table4.A1" office:value-type="string">
            <text:p text:style-name="P2">O</text:p>
          </table:table-cell>
          <table:table-cell table:style-name="Table4.A1" office:value-type="string">
            <text:p text:style-name="P2">o</text:p>
          </table:table-cell>
          <table:table-cell table:style-name="Table4.A1" office:value-type="string">
            <text:p text:style-name="P2"><text:span text:style-name="T2">Ω</text:span></text:p>
          </table:table-cell>
          <table:table-cell table:style-name="Table4.A1" office:value-type="string">
            <text:p text:style-name="P2">ω</text:p>
          </table:table-cell>
          <table:table-cell table:style-name="Table4.H1" office:value-type="string">
            <text:p text:style-name="P2">Θ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Lg(n)^k</text:p>
          </table:table-cell>
          <table:table-cell table:style-name="Table4.A2" office:value-type="string">
            <text:p text:style-name="P4">n^e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yes</text:p>
          </table:table-cell>
          <table:table-cell table:style-name="Table4.H2" office:value-type="string">
            <text:p text:style-name="P4">no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n^k</text:p>
          </table:table-cell>
          <table:table-cell table:style-name="Table4.A2" office:value-type="string">
            <text:p text:style-name="P4">c^n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yes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H2" office:value-type="string">
            <text:p text:style-name="P4">no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sqrt(n)</text:p>
          </table:table-cell>
          <table:table-cell table:style-name="Table4.A2" office:value-type="string">
            <text:p text:style-name="P4">n^sin n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H2" office:value-type="string">
            <text:p text:style-name="P4">yes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2^n</text:p>
          </table:table-cell>
          <table:table-cell table:style-name="Table4.A2" office:value-type="string">
            <text:p text:style-name="P4">2 ^ n/2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yes</text:p>
          </table:table-cell>
          <table:table-cell table:style-name="Table4.H2" office:value-type="string">
            <text:p text:style-name="P4">no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n^lg c</text:p>
          </table:table-cell>
          <table:table-cell table:style-name="Table4.A2" office:value-type="string">
            <text:p text:style-name="P4">c ^ lg n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H2" office:value-type="string">
            <text:p text:style-name="P4">yes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lg(n!)</text:p>
          </table:table-cell>
          <table:table-cell table:style-name="Table4.A2" office:value-type="string">
            <text:p text:style-name="P4">lg(n^n)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no</text:p>
          </table:table-cell>
          <table:table-cell table:style-name="Table4.A2" office:value-type="string">
            <text:p text:style-name="P4">yes</text:p>
          </table:table-cell>
          <table:table-cell table:style-name="Table4.A2" office:value-type="string">
            <text:p text:style-name="P4"><text:s/>no</text:p>
          </table:table-cell>
          <table:table-cell table:style-name="Table4.H2" office:value-type="string">
            <text:p text:style-name="P4">no</text:p>
          </table:table-cell>
        </table:table-row>
      </table:table>
      <text:list text:style-name="L2" text:continue-numbering="true">
        <text:list-header>
          <text:p text:style-name="P5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08T20:51:22</meta:creation-date>
    <dc:date>2008-09-09T14:26:52</dc:date>
    <meta:editing-cycles>55</meta:editing-cycles>
    <meta:editing-duration>PT17H35M32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5" meta:paragraph-count="237" meta:word-count="795" meta:character-count="3583"/>
  </office:meta>
</office:document-meta>
</file>